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2.8826in"/>
    </style:style>
    <style:style style:name="Table1.C" style:family="table-column">
      <style:table-column-properties style:column-width="2.29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615f" officeooo:paragraph-rsid="004d61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615f" officeooo:paragraph-rsid="0053a07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42654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d3f6" officeooo:paragraph-rsid="0049d3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af678" officeooo:paragraph-rsid="005af67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426540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3a07c" officeooo:paragraph-rsid="0053a07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737c9" officeooo:paragraph-rsid="005737c9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53a07c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589d8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615f" officeooo:paragraph-rsid="004d615f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af678" officeooo:paragraph-rsid="005af678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d1405" style:font-size-asian="12pt" style:font-size-complex="12pt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af678" style:font-size-asian="12pt" style:font-size-complex="12pt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5cbbc3" officeooo:paragraph-rsid="005cbbc3" style:font-size-asian="12pt" style:font-size-complex="12pt"/>
    </style:style>
    <style:style style:name="P31" style:family="paragraph" style:parent-style-name="Standard" style:list-style-name="L13">
      <style:paragraph-properties fo:text-align="start" style:justify-single-word="false"/>
      <style:text-properties style:font-name="DejaVu Sans Condensed" fo:font-size="12pt" officeooo:rsid="00626b74" officeooo:paragraph-rsid="00626b74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646a39" officeooo:paragraph-rsid="00646a39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426540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4d615f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426540"/>
    </style:style>
    <style:style style:name="P37" style:family="paragraph" style:parent-style-name="Standard" style:list-style-name="L7">
      <style:paragraph-properties fo:text-align="start" style:justify-single-word="false"/>
      <style:text-properties officeooo:paragraph-rsid="005af678"/>
    </style:style>
    <style:style style:name="P38" style:family="paragraph" style:parent-style-name="Standard" style:list-style-name="L8">
      <style:paragraph-properties fo:text-align="start" style:justify-single-word="false"/>
      <style:text-properties officeooo:paragraph-rsid="004d615f"/>
    </style:style>
    <style:style style:name="P39" style:family="paragraph" style:parent-style-name="Standard" style:list-style-name="L10">
      <style:paragraph-properties fo:text-align="start" style:justify-single-word="false"/>
      <style:text-properties officeooo:paragraph-rsid="004e00c6"/>
    </style:style>
    <style:style style:name="P40" style:family="paragraph" style:parent-style-name="Standard" style:list-style-name="L11">
      <style:paragraph-properties fo:text-align="start" style:justify-single-word="false"/>
      <style:text-properties officeooo:paragraph-rsid="00626b74"/>
    </style:style>
    <style:style style:name="P41" style:family="paragraph" style:parent-style-name="Standard" style:list-style-name="L12">
      <style:paragraph-properties fo:text-align="start" style:justify-single-word="false"/>
      <style:text-properties officeooo:paragraph-rsid="00626b74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d615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a0a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e71d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cbbc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b6655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d615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e00c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e71d9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eb52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26540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b665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649709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officeooo:rsid="0053a07c" style:font-size-asian="12pt" style:font-size-complex="12pt"/>
    </style:style>
    <style:style style:name="T38" style:family="text">
      <style:text-properties style:font-name="DejaVu Sans Condensed" fo:font-size="12pt" officeooo:rsid="005737c9" style:font-size-asian="12pt" style:font-size-complex="12pt"/>
    </style:style>
    <style:style style:name="T39" style:family="text">
      <style:text-properties style:font-name="DejaVu Sans Condensed" fo:font-weight="bold" style:font-weight-asian="bold" style:font-weight-complex="bold"/>
    </style:style>
    <style:style style:name="T40" style:family="text">
      <style:text-properties style:font-name="DejaVu Sans Condensed" fo:font-weight="bold" officeooo:rsid="004e00c6" style:font-weight-asian="bold" style:font-weight-complex="bold"/>
    </style:style>
    <style:style style:name="T41" style:family="text">
      <style:text-properties style:font-name="DejaVu Sans Condensed" officeooo:rsid="004e00c6"/>
    </style:style>
    <style:style style:name="T42" style:family="text">
      <style:text-properties style:font-name="DejaVu Sans Condensed" officeooo:rsid="004e71d9"/>
    </style:style>
    <style:style style:name="T43" style:family="text">
      <style:text-properties style:font-name="DejaVu Sans Condensed" officeooo:rsid="0051fdac"/>
    </style:style>
    <style:style style:name="T44" style:family="text">
      <style:text-properties style:font-name="DejaVu Sans Condensed" officeooo:rsid="0053a07c"/>
    </style:style>
    <style:style style:name="T45" style:family="text">
      <style:text-properties style:font-name="DejaVu Sans Condensed" officeooo:rsid="00559fb5"/>
    </style:style>
    <style:style style:name="T46" style:family="text">
      <style:text-properties style:font-name="DejaVu Sans Condensed" officeooo:rsid="005a412c"/>
    </style:style>
    <style:style style:name="T47" style:family="text">
      <style:text-properties officeooo:rsid="00428da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49d3f6" style:font-weight-asian="bold" style:font-weight-complex="bold"/>
    </style:style>
    <style:style style:name="T50" style:family="text">
      <style:text-properties fo:font-weight="bold" officeooo:rsid="00428da7" style:font-weight-asian="bold" style:font-weight-complex="bold"/>
    </style:style>
    <style:style style:name="T51" style:family="text">
      <style:text-properties fo:font-weight="bold" officeooo:rsid="004d0cd5" style:font-weight-asian="bold" style:font-weight-complex="bold"/>
    </style:style>
    <style:style style:name="T52" style:family="text">
      <style:text-properties fo:font-weight="bold" officeooo:rsid="003ea0ad" style:font-weight-asian="bold" style:font-weight-complex="bold"/>
    </style:style>
    <style:style style:name="T53" style:family="text">
      <style:text-properties fo:font-weight="bold" officeooo:rsid="004d615f" style:font-weight-asian="bold" style:font-weight-complex="bold"/>
    </style:style>
    <style:style style:name="T54" style:family="text">
      <style:text-properties officeooo:rsid="0049d3f6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9ced8" style:font-weight-asian="normal" style:font-weight-complex="normal"/>
    </style:style>
    <style:style style:name="T57" style:family="text">
      <style:text-properties fo:font-weight="normal" officeooo:rsid="00428da7" style:font-weight-asian="normal" style:font-weight-complex="normal"/>
    </style:style>
    <style:style style:name="T58" style:family="text">
      <style:text-properties fo:font-weight="normal" officeooo:rsid="0049d3f6" style:font-weight-asian="normal" style:font-weight-complex="normal"/>
    </style:style>
    <style:style style:name="T59" style:family="text">
      <style:text-properties fo:font-weight="normal" officeooo:rsid="005cbbc3" style:font-weight-asian="normal" style:font-weight-complex="normal"/>
    </style:style>
    <style:style style:name="T60" style:family="text">
      <style:text-properties fo:font-weight="normal" officeooo:rsid="005d1405" style:font-weight-asian="normal" style:font-weight-complex="normal"/>
    </style:style>
    <style:style style:name="T61" style:family="text">
      <style:text-properties officeooo:rsid="004e00c6"/>
    </style:style>
    <style:style style:name="T62" style:family="text">
      <style:text-properties officeooo:rsid="004e71d9"/>
    </style:style>
    <style:style style:name="T63" style:family="text">
      <style:text-properties officeooo:rsid="005737c9"/>
    </style:style>
    <style:style style:name="T64" style:family="text">
      <style:text-properties officeooo:rsid="005d1405"/>
    </style:style>
    <style:style style:name="T65" style:family="text">
      <style:text-properties officeooo:rsid="006005be"/>
    </style:style>
    <style:style style:name="T66" style:family="text">
      <style:text-properties officeooo:rsid="006497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4">0</text:span><text:span text:style-name="T36">5</text:span><text:span text:style-name="T25">3</text:span><text:span text:style-name="T24"> - </text:span><text:span text:style-name="T26">A/G</text:span><text:span text:style-name="T27"> - </text:span><text:span text:style-name="T28">Cannon</text:span><text:span text:style-name="T29">, </text:span><text:span text:style-name="T30">Bombs, Rockets</text:span></text:p>
      <text:p text:style-name="P1"/>
      <text:p text:style-name="P1">All</text:p>
      <text:list xml:id="list2916932622" text:style-name="L1">
        <text:list-item>
          <text:p text:style-name="P20">Press <text:span text:style-name="T48">B4</text:span> to set <text:span text:style-name="T48">A/G Master Mode</text:span></text:p>
        </text:list-item>
        <text:list-item>
          <text:p text:style-name="P32"><text:span text:style-name="T2">Press </text:span><text:span text:style-name="T19">Lower Gray Hat</text:span><text:span text:style-name="T2"> to </text:span><text:span text:style-name="T19">cycle weapons</text:span></text:p>
        </text:list-item>
      </text:list>
      <text:p text:style-name="P2"/>
      <text:p text:style-name="P3">Cannon</text:p>
      <text:list xml:id="list2363687571" text:style-name="L2">
        <text:list-item>
          <text:p text:style-name="P21">Press <text:span text:style-name="T48">Flip-Down Trigger</text:span> to <text:span text:style-name="T48">toggle cannon on.</text:span></text:p>
        </text:list-item>
        <text:list-item>
          <text:p text:style-name="P21">Press <text:span text:style-name="T48">Trigger</text:span> to fire. <text:s/><text:span text:style-name="T54">Fires in short bursts</text:span>.</text:p>
        </text:list-item>
      </text:list>
      <text:p text:style-name="P6"/>
      <text:p text:style-name="P7">Unguided bombs</text:p>
      <text:p text:style-name="P15">All</text:p>
      <text:list xml:id="list1745933350" text:style-name="L3">
        <text:list-item>
          <text:p text:style-name="P33"><text:span text:style-name="T34">L</text:span><text:span text:style-name="T19">aunch permission override</text:span><text:span text:style-name="T2"> ... </text:span><text:span text:style-name="T19">Off</text:span><text:span text:style-name="T2"> (not sure exactly how to tell, but "LA" should not be on the HUD until release parameters are met)</text:span></text:p>
        </text:list-item>
        <text:list-item>
          <text:p text:style-name="P34"><text:span text:style-name="T34">Set </text:span><text:span text:style-name="T35">ripple and interval</text:span><text:span text:style-name="T9">. <text:s/></text:span><text:span text:style-name="T3">Weapons Control Panel is in the bottom left corner of instrument panel.</text:span></text:p>
        </text:list-item>
      </text:list>
      <text:list xml:id="list2548080085" text:style-name="L4">
        <text:list-item>
          <text:list>
            <text:list-item>
              <text:p text:style-name="P23">Press <text:span text:style-name="T48">Gray Reset Hat left/right</text:span> to turn <text:span text:style-name="T48">interval knob</text:span> (left side of <text:span text:style-name="T61">W</text:span>eapons <text:span text:style-name="T61">C</text:span>ontrol <text:span text:style-name="T61">P</text:span>anel):</text:p>
              <text:list>
                <text:list-item>
                  <text:p text:style-name="P23"><text:span text:style-name="T48">ЗАЛП</text:span> -- Salvo, release all weapons simultaneously</text:p>
                </text:list-item>
                <text:list-item>
                  <text:p text:style-name="P23"><text:span text:style-name="T48">0.1</text:span> - <text:span text:style-name="T48">0.2</text:span> - <text:span text:style-name="T48">0.3</text:span> - <text:span text:style-name="T48">0.4</text:span> -- Release in intervals of this many seconds</text:p>
                </text:list-item>
                <text:list-item>
                  <text:p text:style-name="P35"><text:span text:style-name="T20">СЕРИЯ КМГУ-МБД</text:span><text:span text:style-name="T3"> -- Special setting for </text:span><text:span text:style-name="T20">KMGU</text:span><text:span text:style-name="T3"> submunitions dispenser and </text:span><text:span text:style-name="T23">MDB-2-67U</text:span><text:span text:style-name="T7"> </text:span><text:span text:style-name="T3">MER, </text:span><text:span text:style-name="T8">opens</text:span><text:span text:style-name="T3"> KMGU </text:span><text:span text:style-name="T8">sequentially </text:span><text:span text:style-name="T3">at 2-second intervals, and </text:span><text:span text:style-name="T8">drops </text:span><text:span text:style-name="T3">MER </text:span><text:span text:style-name="T8">bombs </text:span><text:span text:style-name="T3">at 0.3-second intervals.</text:span></text:p>
                </text:list-item>
              </text:list>
            </text:list-item>
            <text:list-item>
              <text:p text:style-name="P23"><text:span text:style-name="T1">Press </text:span><text:span text:style-name="T39">Gray Reset Hat press</text:span><text:span text:style-name="T1"> to turn </text:span><text:span text:style-name="T39">quantity knob</text:span><text:span text:style-name="T41"> (right side of Weapons Control Panel)</text:span><text:span text:style-name="T1">:</text:span></text:p>
              <text:list>
                <text:list-item>
                  <text:p text:style-name="P24"><text:span text:style-name="T39">ПО 1</text:span><text:span text:style-name="T1"> -- </text:span><text:span text:style-name="T41">Single </text:span><text:span text:style-name="T42">(may only work </text:span><text:span text:style-name="T41">for inner 4 pylons </text:span><text:span text:style-name="T42">for some weapons, </text:span><text:span text:style-name="T41">outer pylons </text:span><text:span text:style-name="T42">may drop in pairs to maintain balance</text:span><text:span text:style-name="T41">)</text:span></text:p>
                </text:list-item>
                <text:list-item>
                  <text:p text:style-name="P24"><text:span text:style-name="T39">ПО 2</text:span><text:span text:style-name="T1"> -- </text:span><text:span text:style-name="T41">Pairs</text:span></text:p>
                </text:list-item>
                <text:list-item>
                  <text:p text:style-name="P24"><text:span text:style-name="T39">ПО 4</text:span><text:span text:style-name="T1"> -- </text:span><text:span text:style-name="T41">Fours</text:span></text:p>
                </text:list-item>
                <text:list-item>
                  <text:p text:style-name="P24"><text:span text:style-name="T39">ВСЕ</text:span><text:span text:style-name="T1"> -- </text:span><text:span text:style-name="T41">All</text:span></text:p>
                </text:list-item>
              </text:list>
            </text:list-item>
          </text:list>
        </text:list-item>
      </text:list>
      <text:p text:style-name="P13"><text:span text:style-name="T56">CCIP bombing </text:span><text:span text:style-name="T62">(with automatic CCRP mode) -- </text:span><text:span text:style-name="T65">No target designated</text:span></text:p>
      <text:list xml:id="list1539278370" text:style-name="L5">
        <text:list-item>
          <text:p text:style-name="P36"><text:span text:style-name="T10">P</text:span><text:span text:style-name="T11">ut the </text:span><text:span text:style-name="T4">pipper on the target and </text:span><text:span text:style-name="T31">hold</text:span><text:span text:style-name="T32"> </text:span><text:span text:style-name="T33">Trigger</text:span><text:span text:style-name="T12"> </text:span><text:span text:style-name="T13">until bomb drops</text:span><text:span text:style-name="T12">.</text:span></text:p>
        </text:list-item>
      </text:list>
      <text:list xml:id="list143931454006383" text:continue-list="list2548080085" text:style-name="L4">
        <text:list-item>
          <text:list>
            <text:list-item>
              <text:p text:style-name="P26">If there's no vertical bomb fall line, <text:span text:style-name="T64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14">CCRP bombing -- <text:span text:style-name="T65">With Shkval target designated</text:span></text:p>
      <text:list xml:id="list3172852218" text:style-name="L6">
        <text:list-item>
          <text:p text:style-name="P27">Lock target with Shkval (see steps on other checklist)</text:p>
        </text:list-item>
      </text:list>
      <text:list xml:id="list3204792354" text:style-name="L7">
        <text:list-item>
          <text:list>
            <text:list-item>
              <text:p text:style-name="P37"><text:span text:style-name="T14">Ground lock </text:span><text:span text:style-name="T15">(</text:span><text:span text:style-name="T14">"KC"</text:span><text:span text:style-name="T15">)</text:span><text:span text:style-name="T14"> is ok, target contrast lock </text:span><text:span text:style-name="T15">(</text:span><text:span text:style-name="T14">"AC"</text:span><text:span text:style-name="T15">)</text:span><text:span text:style-name="T14"> </text:span><text:span text:style-name="T16">is not required to use weapons</text:span><text:span text:style-name="T12">.</text:span></text:p>
            </text:list-item>
          </text:list>
        </text:list-item>
      </text:list>
      <text:list xml:id="list143932484976570" text:continue-list="list3172852218" text:style-name="L6">
        <text:list-item>
          <text:p text:style-name="P28"><text:span text:style-name="T57">When starting attack run, </text:span><text:span text:style-name="T50">turn on laser</text:span><text:span text:style-name="T57"> </text:span><text:span text:style-name="T58">(</text:span><text:span text:style-name="T49">Pinky Switch press</text:span><text:span text:style-name="T58">)</text:span><text:span text:style-name="T57">.</text:span></text:p>
        </text:list-item>
        <text:list-item>
          <text:p text:style-name="P28"><text:span text:style-name="T57">R</text:span><text:span text:style-name="T58">ange scale will be shown on left side of HUD.</text:span></text:p>
        </text:list-item>
        <text:list-item>
          <text:p text:style-name="P29"><text:span text:style-name="T58">When in range, </text:span><text:span text:style-name="T57">hold </text:span><text:span text:style-name="T50">Trigger</text:span><text:span text:style-name="T57"> to </text:span><text:span text:style-name="T59">enable the </text:span><text:span text:style-name="T60">CCRP</text:span><text:span text:style-name="T59"> path pipper. <text:s/>This should appear just above your flight path marker on the HUD. <text:s/>Fly so the vertical tail of the flight path marker aligns exactly with the pipper.</text:span></text:p>
        </text:list-item>
        <text:list-item>
          <text:p text:style-name="P30"><text:span text:style-name="T59">B</text:span><text:span text:style-name="T55">omb will drop when range scale reaches bottom.</text:span></text:p>
        </text:list-item>
        <text:list-item>
          <text:p text:style-name="P27"><text:span text:style-name="T51">T</text:span><text:span text:style-name="T50">urn o</text:span><text:span text:style-name="T51">ff</text:span><text:span text:style-name="T50"> laser </text:span><text:span text:style-name="T49">(Pinky Switch press)</text:span><text:span text:style-name="T47">.</text:span></text:p>
        </text:list-item>
      </text:list>
      <text:p text:style-name="P11"/>
      <text:p text:style-name="P5">Gunpods</text:p>
      <text:list xml:id="list508705364" text:style-name="L8">
        <text:list-item>
          <text:p text:style-name="P22"><text:span text:style-name="T5">Press </text:span><text:span text:style-name="T52">Flip-Down Trigger</text:span><text:span text:style-name="T5"> to </text:span><text:span text:style-name="T52">toggle cannon on.</text:span></text:p>
        </text:list-item>
        <text:list-item>
          <text:p text:style-name="P38"><text:span text:style-name="T5">Set </text:span><text:span text:style-name="T3">gunpods aiming mode. <text:s/></text:span><text:span text:style-name="T6">W</text:span><text:span text:style-name="T3">eapons Control Panel is in the bottom left corner of instrument panel.</text:span></text:p>
        </text:list-item>
      </text:list>
      <text:list xml:id="list1138603921" text:style-name="L9">
        <text:list-item>
          <text:list>
            <text:list-item>
              <text:p text:style-name="P25"><text:span text:style-name="T1">Press </text:span><text:span text:style-name="T39">Gray Reset Hat press</text:span><text:span text:style-name="T1"> to turn </text:span><text:span text:style-name="T39">quantity knob</text:span><text:span text:style-name="T41"> (right side of Weapons Control Panel), </text:span><text:span text:style-name="T43">also </text:span><text:span text:style-name="T46">automatically </text:span><text:span text:style-name="T43">sets the interval knob as noted</text:span><text:span text:style-name="T1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50314276112">
          <table:table-cell table:style-name="Table1.A1" table:number-rows-spanned="2" office:value-type="string">
            <text:p text:style-name="P17">Quantity knob <text:span text:style-name="T63">(you change this)</text:span></text:p>
          </table:table-cell>
          <table:table-cell table:style-name="Table1.B1" table:number-columns-spanned="2" office:value-type="string">
            <text:p text:style-name="P19"><text:span text:style-name="T37">Interval knob </text:span><text:span text:style-name="T38">(changes automatically)</text:span></text:p>
          </table:table-cell>
          <table:covered-table-cell/>
        </table:table-row>
        <table:table-row table:style-name="TableLine2350314279648">
          <table:covered-table-cell/>
          <table:table-cell table:style-name="Table1.B2" office:value-type="string">
            <text:p text:style-name="P18">No target</text:p>
          </table:table-cell>
          <table:table-cell table:style-name="Table1.C2" office:value-type="string">
            <text:p text:style-name="P18">With target and laser on</text:p>
          </table:table-cell>
        </table:table-row>
        <table:table-row table:style-name="TableLine2350314275296">
          <table:table-cell table:style-name="Table1.B2" office:value-type="string">
            <text:p text:style-name="P9"><text:span text:style-name="T39">ПО 1</text:span><text:span text:style-name="T1"> -- </text:span><text:span text:style-name="T41">Internal gun only </text:span><text:span text:style-name="T64">(</text:span><text:span text:style-name="T44">"GUN"</text:span><text:span text:style-name="T64">)</text:span></text:p>
            <text:p text:style-name="P9"><text:span text:style-name="T40">ВСЕ</text:span><text:span text:style-name="T41"> -- </text:span><text:span text:style-name="T44">All gunpods </text:span><text:span text:style-name="T64">(</text:span><text:span text:style-name="T44">"ALL"</text:span><text:span text:style-name="T64">)</text:span></text:p>
          </table:table-cell>
          <table:table-cell table:style-name="Table1.B2" office:value-type="string">
            <text:p text:style-name="P9"><text:span text:style-name="T39">0</text:span><text:span text:style-name="T1"> -- </text:span><text:span text:style-name="T41">Fixed b</text:span><text:span text:style-name="T1">oresighted</text:span></text:p>
          </table:table-cell>
          <table:table-cell table:style-name="Table1.C2" office:value-type="string">
            <text:p text:style-name="P9"><text:span text:style-name="T39">0</text:span><text:span text:style-name="T1"> -- </text:span><text:span text:style-name="T41">Fixed b</text:span><text:span text:style-name="T1">oresighted</text:span></text:p>
          </table:table-cell>
        </table:table-row>
        <table:table-row table:style-name="TableLine2350314271488">
          <table:table-cell table:style-name="Table1.B2" office:value-type="string">
            <text:p text:style-name="P9"><text:span text:style-name="T39">ПО 2</text:span><text:span text:style-name="T1"> -- </text:span><text:span text:style-name="T41">Single pair of gunpods </text:span><text:span text:style-name="T64">(</text:span><text:span text:style-name="T44">"GNPD"</text:span><text:span text:style-name="T64">)</text:span></text:p>
            <text:p text:style-name="P9"><text:span text:style-name="T40">ПО 4</text:span><text:span text:style-name="T41"> -- All gunpods </text:span><text:span text:style-name="T64">(</text:span><text:span text:style-name="T44">"GNPD"</text:span><text:span text:style-name="T64">)</text:span></text:p>
          </table:table-cell>
          <table:table-cell table:style-name="Table1.B2" office:value-type="string">
            <text:p text:style-name="P9"><text:span text:style-name="T39">ФИКС</text:span><text:span text:style-name="T1"> -- Depressed to fixed angle </text:span><text:span text:style-name="T41">(use </text:span><text:span text:style-name="T40">Middle Finger Hat left/right</text:span><text:span text:style-name="T41"> to adjust angle </text:span><text:span text:style-name="T45">up/down</text:span><text:span text:style-name="T41">)</text:span></text:p>
          </table:table-cell>
          <table:table-cell table:style-name="Table1.C2" office:value-type="string">
            <text:p text:style-name="P9"><text:span text:style-name="T39">ПРОГР</text:span><text:span text:style-name="T1"> -- </text:span><text:span text:style-name="T41">Automatic tracking</text:span></text:p>
          </table:table-cell>
        </table:table-row>
      </table:table>
      <text:list xml:id="list3667890073" text:style-name="L10">
        <text:list-item>
          <text:p text:style-name="P39"><text:span text:style-name="T4">Press </text:span><text:span text:style-name="T22">T</text:span><text:span text:style-name="T21">rigger</text:span><text:span text:style-name="T4"> to fire.</text:span></text:p>
        </text:list-item>
      </text:list>
      <text:p text:style-name="P10"/>
      <text:p text:style-name="P4">Rockets</text:p>
      <text:list xml:id="list3758615263" text:style-name="L11">
        <text:list-item>
          <text:p text:style-name="P40"><text:span text:style-name="T9">Put pipper on the target, </text:span><text:span text:style-name="T17">hold </text:span><text:span text:style-name="T33">Trigger</text:span><text:span text:style-name="T12"> to ripple fire</text:span><text:span text:style-name="T9">.</text:span></text:p>
        </text:list-item>
      </text:list>
      <text:list xml:id="list3084068726" text:style-name="L12">
        <text:list-item>
          <text:list>
            <text:list-item>
              <text:p text:style-name="P41"><text:span text:style-name="T15">Rockets fire very quickly, </text:span><text:span text:style-name="T18">about 1.3 seconds per pod for S-8s,</text:span><text:span text:style-name="T15"> use short bursts.</text:span></text:p>
            </text:list-item>
          </text:list>
        </text:list-item>
      </text:list>
      <text:p text:style-name="P12"/>
      <text:p text:style-name="P8"><text:span text:style-name="T64">K</text:span>MGU submunition dispensers</text:p>
      <text:list xml:id="list558023582" text:style-name="L13">
        <text:list-item>
          <text:p text:style-name="P31"><text:span text:style-name="T55">Level attack, </text:span><text:span text:style-name="T48">50-150 m</text:span><text:span text:style-name="T55">.</text:span></text:p>
        </text:list-item>
        <text:list-item>
          <text:p text:style-name="P31"><text:span text:style-name="T55">Each dispenser covers about 0.23 nmi (425 m), so two dispensers in special sequence timing (</text:span><text:span text:style-name="T53">СЕРИЯ КМГУ-МБД</text:span><text:span text:style-name="T48">)</text:span><text:span text:style-name="T55"> will cover about 0.46 nmi (850 m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4:39:30.432000000</dc:date>
    <meta:editing-duration>PT17H56M42S</meta:editing-duration>
    <meta:editing-cycles>6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4" meta:word-count="558" meta:character-count="3054" meta:non-whitespace-character-count="2576"/>
  </office:meta>
</office:document-meta>
</file>